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P1" style:family="paragraph" style:parent-style-name="Text_20_body">
      <style:text-properties fo:color="#cccccc" officeooo:paragraph-rsid="001e192c"/>
    </style:style>
    <style:style style:name="P2" style:family="paragraph" style:parent-style-name="Text_20_body">
      <style:text-properties officeooo:paragraph-rsid="001e192c"/>
    </style:style>
    <style:style style:name="P3" style:family="paragraph" style:parent-style-name="Text_20_body">
      <style:text-properties officeooo:paragraph-rsid="001e192c"/>
    </style:style>
    <style:style style:name="P4" style:family="paragraph" style:parent-style-name="Text_20_body">
      <style:text-properties officeooo:rsid="001fe251" officeooo:paragraph-rsid="001fe251"/>
    </style:style>
    <style:style style:name="P5" style:family="paragraph" style:parent-style-name="Heading_20_3">
      <style:text-properties officeooo:paragraph-rsid="001e192c"/>
    </style:style>
    <style:style style:name="P6" style:family="paragraph" style:parent-style-name="Standard" style:list-style-name="L1">
      <style:text-properties officeooo:paragraph-rsid="001e192c"/>
    </style:style>
    <style:style style:name="P7" style:family="paragraph" style:parent-style-name="Standard" style:list-style-name="L1">
      <style:text-properties fo:color="#ff3333" officeooo:paragraph-rsid="001e192c"/>
    </style:style>
    <style:style style:name="P8" style:family="paragraph" style:parent-style-name="Heading_20_2">
      <style:paragraph-properties fo:break-before="page"/>
      <style:text-properties officeooo:paragraph-rsid="001e192c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officeooo:rsid="0032a84f"/>
    </style:style>
    <style:style style:name="T3" style:family="text">
      <style:text-properties officeooo:rsid="001e19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3">3. </text:span>Bed Fan Assembly</text:h>
      <text:list xml:id="list1671660363898565787" text:style-name="L1">
        <text:list-header>
          <text:p text:style-name="P6"/>
          <text:p text:style-name="P6">The bed fan is optional. It <text:span text:style-name="T2">lowers</text:span> the cool down period when the parts are finished.</text:p>
          <text:p text:style-name="P7"/>
        </text:list-header>
      </text:list>
      <text:h text:style-name="P5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"><text:span text:style-name="T1"><text:s/></text:span><text:s/>4 M4 cap screw x ??mm</text:p>
            <text:p text:style-name="P2"><text:s text:c="2"/>1 Fan 80mm x 38mm</text:p>
          </table:table-cell>
          <table:table-cell office:value-type="string">
            <text:p text:style-name="P2"><text:s text:c="2"/>4 Nyloc nut M4</text:p>
            <text:p text:style-name="P2"><text:s text:c="2"/>4 Washer M4 x 9mm x 0.8mm</text:p>
          </table:table-cell>
        </table:table-row>
      </table:table>
      <text:h text:style-name="P5" text:outline-level="3"><text:bookmark-start text:name="__RefHeading__2851_932170812"/>Printed part<text:bookmark-end text:name="__RefHeading__2851_932170812"/></text:h>
      <text:p text:style-name="P2"><text:s/>1 fan_guard.stl</text:p>
      <text:p text:style-name="P2"><draw:frame draw:style-name="fr1" draw:name="graphics15" text:anchor-type="as-char" svg:width="5.419cm" svg:height="4.062cm" draw:z-index="0"><draw:image xlink:href="../../../../../OneDrive/dokumenter/3D%20Printer/Round4/Mendel90-1/dibond/render/fan_guard.png" xlink:type="simple" xlink:show="embed" xlink:actuate="onLoad"/></draw:frame></text:p>
      <text:h text:style-name="P5" text:outline-level="3"><text:bookmark-start text:name="__RefHeading__2853_932170812"/>Assembly<text:bookmark-end text:name="__RefHeading__2853_932170812"/></text:h>
      <text:p text:style-name="P2"><draw:frame draw:style-name="fr1" draw:name="graphics14" text:anchor-type="as-char" svg:width="9.91cm" svg:height="8.735cm" draw:z-index="1"><draw:image xlink:href="../../../../../OneDrive/dokumenter/3D%20Printer/Round4/Mendel90-1/dibond/views/bed_fan_assembly.png" xlink:type="simple" xlink:show="embed" xlink:actuate="onLoad"/></draw:frame></text:p>
      <text:p text:style-name="P2">Make sure the fan is blowing inwards. This is usually indicated by an arrow on the frame and is often the side with the label.</text:p>
      <text:p text:style-name="P2">The four screws pass through a plain washer, the fan guard, the left stay, the fan and finally a nyloc nut.</text:p>
      <text:p text:style-name="P4">Twist the wires and route them on top of the base to electronics b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8T14:57:29.902000000</dc:date>
    <meta:editing-duration>PT1H9M57S</meta:editing-duration>
    <meta:editing-cycles>4</meta:editing-cycles>
    <meta:generator>LibreOffice/5.1.4.2$Windows_x86 LibreOffice_project/f99d75f39f1c57ebdd7ffc5f42867c12031db97a</meta:generator>
    <meta:document-statistic meta:table-count="1" meta:image-count="2" meta:object-count="0" meta:page-count="1" meta:paragraph-count="15" meta:word-count="108" meta:character-count="533" meta:non-whitespace-character-count="429"/>
  </office:meta>
</office:document-meta>
</file>